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 style:list-style-name="L1"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3-29</text:p>
      <text:p text:style-name="P1">Deltagere fremmødt: Yusuf, Michael, Søren, René, Sam, Nicolaj<text:line-break/>Digitalt fremmødt: Thanh<text:line-break/>Ikke fremmødt: Ingen</text:p>
      <text:p text:style-name="P1">Der er blevet lagt mandag i ferien til, at der skal køres en del igennem. </text:p>
      <text:p text:style-name="P1">Det er ved afstemning blevet bestemt, at der afholdes et møde med følgende agenda:</text:p>
      <text:list xml:id="list30689102" text:style-name="L1">
        <text:list-item>
          <text:p text:style-name="P2">Sæt tingene sammen i projektet.</text:p>
        </text:list-item>
        <text:list-item>
          <text:p text:style-name="P2">Review/test af systemet (gennemgå accepttest)</text:p>
        </text:list-item>
        <text:list-item>
          <text:p text:style-name="P2">Retrospective.</text:p>
        </text:list-item>
        <text:list-item>
          <text:p text:style-name="P2">Evt. næste sprintplanning.</text:p>
        </text:list-item>
      </text:list>
      <text:p text:style-name="P1">Endvidere har Søren meddelt, at han møder op på Skype, da han er på Sjælland og holder ferie. </text:p>
      <text:p text:style-name="P3">Næste møde er mandag d. 2. april 2012 kl. 8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3-29T10:56:12.05</dc:date>
    <meta:editing-cycles>4</meta:editing-cycles>
    <meta:editing-duration>PT3M11S</meta:editing-duration>
    <meta:document-statistic meta:table-count="0" meta:image-count="0" meta:object-count="0" meta:page-count="1" meta:paragraph-count="10" meta:word-count="91" meta:character-count="535" meta:non-whitespace-character-count="456"/>
    <meta:template xlink:type="simple" xlink:actuate="onRequest" xlink:title="" xlink:href="Normal"/>
  </office:meta>
</office:document-meta>
</file>